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5-05-2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5-04-10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5-02-0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4-10-31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4-06-28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4-03-1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4-02-22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3-11-28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3-07-1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3-03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2-12-2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2-11-2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2-07-2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2-04-2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2-02-23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1-12-17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1-10-2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38" calcext:value-type="float">
            <text:p>3.29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476" calcext:value-type="float">
            <text:p>3.30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5642" calcext:value-type="float">
            <text:p>3.485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3798" calcext:value-type="float">
            <text:p>3.463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3824" calcext:value-type="float">
            <text:p>3.3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478" calcext:value-type="float">
            <text:p>3.316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058" calcext:value-type="float">
            <text:p>3.37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345314285714" calcext:value-type="float">
            <text:p>3.35345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409142857143" calcext:value-type="float">
            <text:p>3.3440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3397" calcext:value-type="float">
            <text:p>3.3033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996646153846" calcext:value-type="float">
            <text:p>3.18996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736387096774" calcext:value-type="float">
            <text:p>2.9973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89604" calcext:value-type="float">
            <text:p>2.90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40722580645" calcext:value-type="float">
            <text:p>2.6314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50136" calcext:value-type="float">
            <text:p>2.72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111148387097" calcext:value-type="float">
            <text:p>3.1411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25344516129" calcext:value-type="float">
            <text:p>3.0225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57396" calcext:value-type="float">
            <text:p>2.945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184619354839" calcext:value-type="float">
            <text:p>3.0218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51856" calcext:value-type="float">
            <text:p>3.0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610864516129" calcext:value-type="float">
            <text:p>3.1061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057314285714" calcext:value-type="float">
            <text:p>3.17057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69161290323" calcext:value-type="float">
            <text:p>3.1246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798514285714" calcext:value-type="float">
            <text:p>3.03798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941485714286" calcext:value-type="float">
            <text:p>2.8294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3968" calcext:value-type="float">
            <text:p>2.2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144" calcext:value-type="float">
            <text:p>2.9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1948" calcext:value-type="float">
            <text:p>2.6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1416" calcext:value-type="float">
            <text:p>3.2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8796" calcext:value-type="float">
            <text:p>2.55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522" calcext:value-type="float">
            <text:p>3.6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902" calcext:value-type="float">
            <text:p>3.58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8268" calcext:value-type="float">
            <text:p>3.66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1172" calcext:value-type="float">
            <text:p>3.2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378" calcext:value-type="float">
            <text:p>3.5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1916" calcext:value-type="float">
            <text:p>4.66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1164" calcext:value-type="float">
            <text:p>4.74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9452" calcext:value-type="float">
            <text:p>4.75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766" calcext:value-type="float">
            <text:p>4.13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8868" calcext:value-type="float">
            <text:p>4.65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224" calcext:value-type="float">
            <text:p>3.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648" calcext:value-type="float">
            <text:p>3.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788" calcext:value-type="float">
            <text:p>4.3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2212" calcext:value-type="float">
            <text:p>3.9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5988" calcext:value-type="float">
            <text:p>4.4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1368" calcext:value-type="float">
            <text:p>4.3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9772" calcext:value-type="float">
            <text:p>3.50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7684" calcext:value-type="float">
            <text:p>3.567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3924" calcext:value-type="float">
            <text:p>3.96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918" calcext:value-type="float">
            <text:p>4.8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1188" calcext:value-type="float">
            <text:p>4.17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076" calcext:value-type="float">
            <text:p>4.4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198" calcext:value-type="float">
            <text:p>4.41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776" calcext:value-type="float">
            <text:p>3.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4948" calcext:value-type="float">
            <text:p>3.7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2044" calcext:value-type="float">
            <text:p>4.1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9332" calcext:value-type="float">
            <text:p>3.7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612" calcext:value-type="float">
            <text:p>4.1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102" calcext:value-type="float">
            <text:p>4.35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7372" calcext:value-type="float">
            <text:p>3.357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19" calcext:value-type="float">
            <text:p>3.7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3444" calcext:value-type="float">
            <text:p>3.93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1548" calcext:value-type="float">
            <text:p>3.2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0232" calcext:value-type="float">
            <text:p>4.65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538" calcext:value-type="float">
            <text:p>4.9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9308" calcext:value-type="float">
            <text:p>4.36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18" calcext:value-type="float">
            <text:p>4.1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9604" calcext:value-type="float">
            <text:p>3.6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4884" calcext:value-type="float">
            <text:p>4.02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9564" calcext:value-type="float">
            <text:p>3.3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34" calcext:value-type="float">
            <text:p>4.24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3352" calcext:value-type="float">
            <text:p>4.2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9892" calcext:value-type="float">
            <text:p>4.4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958" calcext:value-type="float">
            <text:p>4.2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456" calcext:value-type="float">
            <text:p>4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8388" calcext:value-type="float">
            <text:p>4.62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6716" calcext:value-type="float">
            <text:p>4.96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5236" calcext:value-type="float">
            <text:p>4.55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564" calcext:value-type="float">
            <text:p>4.4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0804" calcext:value-type="float">
            <text:p>5.6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9828" calcext:value-type="float">
            <text:p>4.71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0388" calcext:value-type="float">
            <text:p>5.3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3436" calcext:value-type="float">
            <text:p>5.3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5304" calcext:value-type="float">
            <text:p>4.8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204" calcext:value-type="float">
            <text:p>4.29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476" calcext:value-type="float">
            <text:p>4.18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1108" calcext:value-type="float">
            <text:p>3.531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5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044" calcext:value-type="float">
            <text:p>4.5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7908" calcext:value-type="float">
            <text:p>4.59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958" calcext:value-type="float">
            <text:p>4.2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25551090391301</text:p>
          </table:table-cell>
          <table:table-cell office:value-type="string" calcext:value-type="string">
            <text:p>194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12" meta:object-count="0"/>
    <meta:user-defined meta:name="AppVersion">3.0</meta:user-defined>
  </office:meta>
</office:document-meta>
</file>